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04cf" officeooo:paragraph-rsid="001204cf"/>
    </style:style>
    <style:style style:name="P2" style:family="paragraph" style:parent-style-name="Text_20_body" style:list-style-name="L1">
      <style:text-properties officeooo:rsid="0015e5d2" officeooo:paragraph-rsid="0015e5d2"/>
    </style:style>
    <style:style style:name="P3" style:family="paragraph" style:parent-style-name="Text_20_body">
      <style:text-properties officeooo:paragraph-rsid="001391cb"/>
    </style:style>
    <style:style style:name="P4" style:family="paragraph" style:parent-style-name="Text_20_body">
      <style:text-properties officeooo:paragraph-rsid="0017d253"/>
    </style:style>
    <style:style style:name="P5" style:family="paragraph" style:parent-style-name="Text_20_body" style:list-style-name="L3"/>
    <style:style style:name="P6" style:family="paragraph" style:parent-style-name="Heading_20_2">
      <style:text-properties officeooo:rsid="00154eaf" officeooo:paragraph-rsid="00154eaf"/>
    </style:style>
    <style:style style:name="P7" style:family="paragraph" style:parent-style-name="Heading_20_2">
      <style:text-properties officeooo:rsid="0017d253" officeooo:paragraph-rsid="0017d253"/>
    </style:style>
    <style:style style:name="T1" style:family="text">
      <style:text-properties officeooo:rsid="001391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tArduCompanion</text:h>
      <text:list xml:id="list7668009796933090996" text:style-name="L3">
        <text:list-item>
          <text:p text:style-name="P5"><text:bookmark-ref text:reference-format="text" text:ref-name="__RefHeading___Toc19_1648868039">GUI</text:bookmark-ref></text:p>
        </text:list-item>
        <text:list-item>
          <text:p text:style-name="P5"><text:bookmark-ref text:reference-format="text" text:ref-name="__RefHeading___Toc21_1648868039">Tests</text:bookmark-ref></text:p>
        </text:list-item>
        <text:list-item>
          <text:p text:style-name="P5"><text:bookmark-ref text:reference-format="text" text:ref-name="__RefHeading___Toc23_1648868039">Aufgaben</text:bookmark-ref></text:p>
        </text:list-item>
        <text:list-item>
          <text:p text:style-name="P5"><text:bookmark-ref text:reference-format="text" text:ref-name="__RefHeading___Toc25_1648868039">Links:</text:bookmark-ref></text:p>
        </text:list-item>
      </text:list>
      <text:h text:style-name="Heading_20_2" text:outline-level="2"><text:bookmark-start text:name="__RefHeading___Toc19_1648868039"/>GUI<text:bookmark-end text:name="__RefHeading___Toc19_1648868039"/></text:h>
      <text:p text:style-name="P3"/>
      <text:h text:style-name="P7" text:outline-level="2"><text:bookmark-start text:name="__RefHeading___Toc21_1648868039"/>Tests<text:bookmark-end text:name="__RefHeading___Toc21_1648868039"/></text:h>
      <text:p text:style-name="P4"/>
      <text:h text:style-name="P6" text:outline-level="2"><text:bookmark-start text:name="__RefHeading___Toc23_1648868039"/>Aufgaben<text:bookmark-end text:name="__RefHeading___Toc23_1648868039"/></text:h>
      <text:list xml:id="list4742378382381398139" text:style-name="L1">
        <text:list-item>
          <text:p text:style-name="P2">Project-Icon</text:p>
        </text:list-item>
        <text:list-item>
          <text:p text:style-name="P2">Icon für 'Verbunden / Nicht verbunden'</text:p>
        </text:list-item>
      </text:list>
      <text:h text:style-name="Heading_20_2" text:outline-level="2"><text:bookmark-start text:name="__RefHeading___Toc25_1648868039"/>Links:<text:bookmark-end text:name="__RefHeading___Toc25_1648868039"/></text:h>
      <text:p text:style-name="P1">https://github.com/firmata/protocol/blob/master/protocol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5M52S</meta:editing-duration>
    <meta:editing-cycles>7</meta:editing-cycles>
    <meta:generator>LibreOffice/5.0.5.2$Linux_X86_64 LibreOffice_project/00m0$Build-2</meta:generator>
    <dc:date>2016-04-16T13:33:02.572955444</dc:date>
    <meta:document-statistic meta:table-count="0" meta:image-count="0" meta:object-count="0" meta:page-count="1" meta:paragraph-count="12" meta:word-count="23" meta:character-count="176" meta:non-whitespace-character-count="171"/>
    <meta:user-defined meta:name="Info 1"/>
    <meta:user-defined meta:name="Info 2"/>
    <meta:user-defined meta:name="Info 3"/>
    <meta:user-defined meta:name="Info 4"/>
  </office:meta>
</office:document-meta>
</file>